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eeb8" officeooo:paragraph-rsid="000eee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licit type conversion (coercion)</text:p>
      <text:p text:style-name="P1">BY ALEX ON JUNE 19TH, 2007 | LAST MODIFIED BY ALEX ON FEBRUARY 8TH, 2016</text:p>
      <text:p text:style-name="P1">Previously, you learned that a value of a variable is stored as a sequence of bits, and the data type of the variable tells the compiler how to interpret those bits into meaningful values. Different data types may represent the “same” number differently -- for example, the integer value 3 and the float value 3.0 are stored as completely different binary patterns.</text:p>
      <text:p text:style-name="P1"/>
      <text:p text:style-name="P1">So what happens when we do something like this?</text:p>
      <text:p text:style-name="P1"/>
      <text:p text:style-name="P1">1</text:p>
      <text:p text:style-name="P1">float f = 3; // initialize floating point variable with integer 3</text:p>
      <text:p text:style-name="P1">In such a case, the compiler can’t just copy the bits representing the value 3 into float f. Instead, it needs to convert the integer 3 to a floating point number, which can then be assigned to variable f.</text:p>
      <text:p text:style-name="P1"/>
      <text:p text:style-name="P1">The process of converting a value from one data type to another is called a type conversion. Type conversions can happen in many different cases:</text:p>
      <text:p text:style-name="P1"/>
      <text:p text:style-name="P1">Assigning to or initializing a variable with a value of a different data type:</text:p>
      <text:p text:style-name="P1"/>
      <text:p text:style-name="P1">1</text:p>
      <text:p text:style-name="P1">2</text:p>
      <text:p text:style-name="P1">double d(3); // initialize double variable with integer value 3</text:p>
      <text:p text:style-name="P1">d = 6; // assign double variable with integer value 6</text:p>
      <text:p text:style-name="P1">Passing a value to a function where the function parameter is of a different data type:</text:p>
      <text:p text:style-name="P1"/>
      <text:p text:style-name="P1">1</text:p>
      <text:p text:style-name="P1">2</text:p>
      <text:p text:style-name="P1">3</text:p>
      <text:p text:style-name="P1">4</text:p>
      <text:p text:style-name="P1">5</text:p>
      <text:p text:style-name="P1">void doSomething(long l)</text:p>
      <text:p text:style-name="P1">{</text:p>
      <text:p text:style-name="P1">}</text:p>
      <text:p text:style-name="P1"><text:s/></text:p>
      <text:p text:style-name="P1">doSomething(3); // pass integer value 3 to a function expecting a long parameter</text:p>
      <text:p text:style-name="P1">Returning a value from a function where the function return type is of a different data type:</text:p>
      <text:p text:style-name="P1"/>
      <text:p text:style-name="P1">1</text:p>
      <text:p text:style-name="P1">2</text:p>
      <text:p text:style-name="P1">3</text:p>
      <text:p text:style-name="P1">4</text:p>
      <text:p text:style-name="P1">float doSomething()</text:p>
      <text:p text:style-name="P1">{</text:p>
      <text:p text:style-name="P1"><text:s text:c="4"/>return 3.0; // Pass double value 3.0 to a function that returns a float</text:p>
      <text:p text:style-name="P1">}</text:p>
      <text:p text:style-name="P1">Using a binary operator with operands of different types:</text:p>
      <text:p text:style-name="P1"/>
      <text:p text:style-name="P1">1</text:p>
      <text:p text:style-name="P1">double division = 4.0 / 3; // division with a double and an integer</text:p>
      <text:p text:style-name="P1">In all of these cases (and quite a few others), C++ will use type conversion to convert data from one type to another.</text:p>
      <text:p text:style-name="P1"/>
      <text:p text:style-name="P1"><text:soft-page-break/>There are two basic types of type conversion: implicit type conversion, where the compiler automatically transforms one fundamental data type into another, and explicit type conversions, where the developer uses a casting operator to direct the conversion.</text:p>
      <text:p text:style-name="P1"/>
      <text:p text:style-name="P1">We’ll cover implicit type conversion in this lesson, and explicit type conversion in the next.</text:p>
      <text:p text:style-name="P1"/>
      <text:p text:style-name="P1">Implicit type conversion</text:p>
      <text:p text:style-name="P1"/>
      <text:p text:style-name="P1">Implicit type conversion (also called automatic type conversion or coercion) is performed whenever one fundamental data type is expected, but a different fundamental data type is supplied, and the user does not explicitly tell the compiler how to perform this conversion (via a cast).</text:p>
      <text:p text:style-name="P1"/>
      <text:p text:style-name="P1">All of the above examples are cases where implicit type conversion will be used.</text:p>
      <text:p text:style-name="P1"/>
      <text:p text:style-name="P1">There are two basic types of implicit type conversion: promotions and conversions.</text:p>
      <text:p text:style-name="P1"/>
      <text:p text:style-name="P1">Numeric promotion</text:p>
      <text:p text:style-name="P1"/>
      <text:p text:style-name="P1">Whenever a value from one type is converted into a value of a larger similar data type, this is called a numeric promotion (or widening, though this term is usually reserved for integers). For example, an int can be widened into a long, or a float promoted into a double:</text:p>
      <text:p text:style-name="P1"/>
      <text:p text:style-name="P1">1</text:p>
      <text:p text:style-name="P1">2</text:p>
      <text:p text:style-name="P1">long l(64); // widen the integer 64 into a long</text:p>
      <text:p text:style-name="P1">double d(0.12f); // promote the float 0.12 into a double</text:p>
      <text:p text:style-name="P1">While the term “numeric promotion” covers any type of promotion, there are two other terms with specific meanings in C++:</text:p>
      <text:p text:style-name="P1"/>
      <text:p text:style-name="P1">Integral promotion involves the conversion of integer types narrower than int (which includes bool, char, unsigned char, signed char, unsigned short, signed short) to an integer (if possible) or an unsigned int.</text:p>
      <text:p text:style-name="P1">Floating point promotion involves the conversion of a float to a double.</text:p>
      <text:p text:style-name="P1">Integral promotion and floating point promotion are used in specific cases to convert smaller data types to int/unsigned int or double, because those data types are generally the most performant to perform operations on.</text:p>
      <text:p text:style-name="P1"/>
      <text:p text:style-name="P1">The important thing to remember about promotions is that they are always safe, and no data loss will result.</text:p>
      <text:p text:style-name="P1"/>
      <text:p text:style-name="P1">Numeric conversions</text:p>
      <text:p text:style-name="P1"/>
      <text:p text:style-name="P1">When we convert a value from a larger type to a similar smaller type, or between different types, this is called a numeric conversion. For example:</text:p>
      <text:p text:style-name="P1"/>
      <text:p text:style-name="P1">1</text:p>
      <text:p text:style-name="P1">2</text:p>
      <text:p text:style-name="P1">double d = 3; // convert integer 3 to a double</text:p>
      <text:p text:style-name="P1">short s = 2; // convert integer 2 to a short</text:p>
      <text:p text:style-name="P1">Unlike promotions, which are always safe, conversions may or may not result in a loss of data. Because of this, any code that does an implicit conversion will often cause the compiler to issue a warning.</text:p>
      <text:p text:style-name="P1"><text:soft-page-break/></text:p>
      <text:p text:style-name="P1">The rules for conversions are complicated and numerous, so we’ll just cover the common cases here.</text:p>
      <text:p text:style-name="P1"/>
      <text:p text:style-name="P1">In all cases, converting a value into a type that doesn’t have a large enough range to support the value will lead to unexpected results. This should be avoided. For exampl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int main()</text:p>
      <text:p text:style-name="P1">{</text:p>
      <text:p text:style-name="P1"><text:s text:c="4"/>int i = 30000;</text:p>
      <text:p text:style-name="P1"><text:s text:c="4"/>char c = i;</text:p>
      <text:p text:style-name="P1"><text:s/></text:p>
      <text:p text:style-name="P1"><text:s text:c="4"/>std::cout &lt;&lt; static_cast&lt;int&gt;(c);</text:p>
      <text:p text:style-name="P1"><text:s/></text:p>
      <text:p text:style-name="P1"><text:s text:c="4"/>return 0;</text:p>
      <text:p text:style-name="P1">}</text:p>
      <text:p text:style-name="P1">In this example, we’ve assigned a large integer to a char (that has range -128 to 127). This causes the char to overflow, and produces the result:</text:p>
      <text:p text:style-name="P1"/>
      <text:p text:style-name="P1">48</text:p>
      <text:p text:style-name="P1">However, converting from a larger integral or floating point type to a smaller similar type will generally work so long as the value fits in the range of the smaller type. For example:</text:p>
      <text:p text:style-name="P1"/>
      <text:p text:style-name="P1">1</text:p>
      <text:p text:style-name="P1">2</text:p>
      <text:p text:style-name="P1">3</text:p>
      <text:p text:style-name="P1">4</text:p>
      <text:p text:style-name="P1">5</text:p>
      <text:p text:style-name="P1">6</text:p>
      <text:p text:style-name="P1">7</text:p>
      <text:p text:style-name="P1"><text:s text:c="4"/>int i = 2;</text:p>
      <text:p text:style-name="P1"><text:s text:c="4"/>short s = i; // convert from int to short</text:p>
      <text:p text:style-name="P1"><text:s text:c="4"/>std::cout &lt;&lt; s;</text:p>
      <text:p text:style-name="P1"><text:s/></text:p>
      <text:p text:style-name="P1"><text:s text:c="4"/>double d = 0.1234;</text:p>
      <text:p text:style-name="P1"><text:s text:c="4"/>float f = d;</text:p>
      <text:p text:style-name="P1"><text:s text:c="4"/>std::cout &lt;&lt; f;</text:p>
      <text:p text:style-name="P1">This produces the expected result:</text:p>
      <text:p text:style-name="P1"/>
      <text:p text:style-name="P1">2</text:p>
      <text:p text:style-name="P1">0.1234</text:p>
      <text:p text:style-name="P1">In the case of floating point values, some rounding may occur due to a loss of precision in the smaller type. For example:</text:p>
      <text:p text:style-name="P1"><text:soft-page-break/></text:p>
      <text:p text:style-name="P1">1</text:p>
      <text:p text:style-name="P1">2</text:p>
      <text:p text:style-name="P1"><text:s text:c="4"/>float f = 0.123456789; // double value 0.123456789 has 9 significant digits, but float can only support about 7</text:p>
      <text:p text:style-name="P1"><text:s text:c="4"/>std::cout &lt;&lt; std::setprecision(9) &lt;&lt; f; // std::setprecision defined in iomanip header</text:p>
      <text:p text:style-name="P1">In this case, we see a loss of precision because the float can’t hold as much precision as a double:</text:p>
      <text:p text:style-name="P1"/>
      <text:p text:style-name="P1">0.123456791</text:p>
      <text:p text:style-name="P1">Converting from an integer to a floating point number generally works as long as the value fits. For example:</text:p>
      <text:p text:style-name="P1"/>
      <text:p text:style-name="P1">1</text:p>
      <text:p text:style-name="P1">2</text:p>
      <text:p text:style-name="P1">3</text:p>
      <text:p text:style-name="P1"><text:s text:c="4"/>int i = 10;</text:p>
      <text:p text:style-name="P1"><text:s text:c="4"/>float f = i;</text:p>
      <text:p text:style-name="P1"><text:s text:c="4"/>std::cout &lt;&lt; f;</text:p>
      <text:p text:style-name="P1">This produces the expected result:</text:p>
      <text:p text:style-name="P1"/>
      <text:p text:style-name="P1">10</text:p>
      <text:p text:style-name="P1">Converting from a floating point to an integer works as long as the value fits, but any fractional values are lost. For example:</text:p>
      <text:p text:style-name="P1"/>
      <text:p text:style-name="P1">1</text:p>
      <text:p text:style-name="P1">2</text:p>
      <text:p text:style-name="P1"><text:s text:c="4"/>int i = 3.5;</text:p>
      <text:p text:style-name="P1"><text:s text:c="4"/>std::cout &lt;&lt; i;</text:p>
      <text:p text:style-name="P1">In this example, the fractional value (.5) is lost, leaving the following result:</text:p>
      <text:p text:style-name="P1"/>
      <text:p text:style-name="P1">3</text:p>
      <text:p text:style-name="P1">Evaluating arithmetic expressions</text:p>
      <text:p text:style-name="P1"/>
      <text:p text:style-name="P1">When evaluating expressions, the compiler breaks each expression down into individual subexpressions. The arithmetic operators require their operands to be of the same type. If operands of mixed types are used, the compiler will implicitly convert one operand to agree with the other using a process called usual arithmetic conversion. To do this, it uses the following rules:</text:p>
      <text:p text:style-name="P1"/>
      <text:p text:style-name="P1">If the operand is an integer, it undergoes integral promotion (as described above).</text:p>
      <text:p text:style-name="P1">If the operands still do not match, then the compiler finds the highest priority operand and converts the other operand to match.</text:p>
      <text:p text:style-name="P1">The priority of operands is as follows:</text:p>
      <text:p text:style-name="P1"/>
      <text:p text:style-name="P1">long double (highest)</text:p>
      <text:p text:style-name="P1">double</text:p>
      <text:p text:style-name="P1">float</text:p>
      <text:p text:style-name="P1">unsigned long long</text:p>
      <text:p text:style-name="P1">long long</text:p>
      <text:p text:style-name="P1">unsigned long</text:p>
      <text:p text:style-name="P1">long</text:p>
      <text:p text:style-name="P1">unsigned int</text:p>
      <text:p text:style-name="P1">int (lowest)</text:p>
      <text:p text:style-name="P1"><text:soft-page-break/>We can see the usual arithmetic conversion take place via use of the typeid() operator (included in the typeinfo header), which can be used to show the resulting type of an expression.</text:p>
      <text:p text:style-name="P1"/>
      <text:p text:style-name="P1">In the following example, we add two shorts:</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include &lt;iostream&gt;</text:p>
      <text:p text:style-name="P1">#include &lt;typeinfo&gt; // for typeid()</text:p>
      <text:p text:style-name="P1"><text:s/></text:p>
      <text:p text:style-name="P1">int main()</text:p>
      <text:p text:style-name="P1">{</text:p>
      <text:p text:style-name="P1"><text:s text:c="4"/>short a(4);</text:p>
      <text:p text:style-name="P1"><text:s text:c="4"/>short b(5);</text:p>
      <text:p text:style-name="P1"><text:s text:c="4"/>std::cout &lt;&lt; typeid(a + b).name() &lt;&lt; " " &lt;&lt; a + b &lt;&lt; std::endl; // show us the type of a + b</text:p>
      <text:p text:style-name="P1"><text:s/></text:p>
      <text:p text:style-name="P1"><text:s text:c="4"/>return 0;</text:p>
      <text:p text:style-name="P1">}</text:p>
      <text:p text:style-name="P1">Because shorts are integers, they undergo integral promotion to ints before being added. The result of adding two ints is an int, as you would expect:</text:p>
      <text:p text:style-name="P1"/>
      <text:p text:style-name="P1">int 9</text:p>
      <text:p text:style-name="P1">Let’s take a look at another cas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include &lt;iostream&gt;</text:p>
      <text:p text:style-name="P1">#include &lt;typeinfo&gt; // for typeid()</text:p>
      <text:p text:style-name="P1"><text:s/></text:p>
      <text:p text:style-name="P1">int main()</text:p>
      <text:p text:style-name="P1">{</text:p>
      <text:p text:style-name="P1"><text:s text:c="4"/>double d(4.0);</text:p>
      <text:p text:style-name="P1"><text:s text:c="4"/>short s(2);</text:p>
      <text:p text:style-name="P1"><text:s text:c="4"/>std::cout &lt;&lt; typeid(d + s).name() &lt;&lt; " " &lt;&lt; d + s &lt;&lt; std::endl; // show us the type of d + s</text:p>
      <text:p text:style-name="P1"><text:soft-page-break/><text:s/></text:p>
      <text:p text:style-name="P1"><text:s text:c="4"/>return 0;</text:p>
      <text:p text:style-name="P1">}</text:p>
      <text:p text:style-name="P1">In this case, the short undergoes integral promotion to an int. However, the int and double still do not match. Since double is higher on the hierarchy of types, the integer 2 gets converted to the double 2.0, and the doubles are added to produce a double result.</text:p>
      <text:p text:style-name="P1"/>
      <text:p text:style-name="P1">double 6.0</text:p>
      <text:p text:style-name="P1">This hierarchy can cause some interesting issues. For example, take a look at the following code:</text:p>
      <text:p text:style-name="P1"/>
      <text:p text:style-name="P1">1</text:p>
      <text:p text:style-name="P1">std::cout &lt;&lt; 5u - 10; // 5u means treat 5 as an unsigned integer</text:p>
      <text:p text:style-name="P1">you might expect the expression 5u - 10 to evaluate to -5 since 5 - 10 = -5. But here’s what actually happens:</text:p>
      <text:p text:style-name="P1"/>
      <text:p text:style-name="P1">4294967291</text:p>
      <text:p text:style-name="P1">In this case, the signed integer (10) is promoted to an unsigned integer (which has higher priority), and the expression is evaluated as an unsigned int. Overflow results, and we get an answer we don’t expect.</text:p>
      <text:p text:style-name="P1"/>
      <text:p text:style-name="P1">This is one of many good reasons to avoid unsigned integers in general.</text:p>
      <text:p text:style-name="P1"/>
      <text:p text:style-name="P1">Warning: Microsoft’s Visual C++ 2005 does not seem to issue warnings for unsafe signed/unsigned conver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0:30:07.154593577</meta:creation-date>
    <dc:date>2016-03-14T00:31:42.443311321</dc:date>
    <meta:editing-duration>P0D</meta:editing-duration>
    <meta:editing-cycles>1</meta:editing-cycles>
    <meta:document-statistic meta:table-count="0" meta:image-count="0" meta:object-count="0" meta:page-count="6" meta:paragraph-count="197" meta:word-count="1536" meta:character-count="8514" meta:non-whitespace-character-count="7055"/>
    <meta:generator>LibreOffice/4.2.8.2$Linux_X86_64 LibreOffice_project/420m0$Build-2</meta:generator>
  </office:meta>
</office:document-meta>
</file>